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0" svg:font-family="F0"/>
    <style:font-face style:name="F1" svg:font-family="F1"/>
    <style:font-face style:name="Mangal1" svg:font-family="Mangal"/>
    <style:font-face style:name="Verdana1" svg:font-family="Verdana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fo:font-size="10pt"/>
    </style:style>
    <style:style style:name="T3" style:family="text">
      <style:text-properties style:font-name="Verdana1"/>
    </style:style>
    <style:style style:name="T4" style:family="text">
      <style:text-properties style:font-name="Verdana1" fo:font-weight="bold"/>
    </style:style>
    <style:style style:name="T5" style:family="text">
      <style:text-properties style:font-name="Verdana1" fo:font-weight="bold" style:font-weight-asian="bold" style:font-weight-complex="bold"/>
    </style:style>
    <style:style style:name="T6" style:family="text">
      <style:text-properties style:font-name="Verdana1" fo:font-size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anut Butter Granola</text:p>
      <text:p text:style-name="Standard">Crystal Miller</text:p>
      <text:p text:style-name="Standard"/>
      <text:p text:style-name="Standard">6 ½ cups oats</text:p>
      <text:p text:style-name="Standard">½ t salt</text:p>
      <text:p text:style-name="Standard">1/3 cup olive oil</text:p>
      <text:p text:style-name="Standard">¼ cup honey</text:p>
      <text:p text:style-name="Standard">1 t vanilla</text:p>
      <text:p text:style-name="Standard">2/3 cup all natural peanut butter</text:p>
      <text:p text:style-name="Standard">1 cup raisins</text:p>
      <text:p text:style-name="Standard"/>
      <text:p text:style-name="Standard">Combine oats and salt in a large bowl. In a small sauce pan combine olive oil, honey and peanut butter and heat to combine well. Remove from heat add vanilla.</text:p>
      <text:p text:style-name="Standard"/>
      <text:p text:style-name="Standard">Pour over the oats and mix well. Spoon onto 1 large jelly roll pan. Bake at 325 for 1 hour, stopping every 15 minutes to stir the granola until it is golden brown. </text:p>
      <text:p text:style-name="Standard"/>
      <text:p text:style-name="Standard">Let finished granola cool. Add raisins and store in air tight container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0" svg:font-family="F0"/>
    <style:font-face style:name="F1" svg:font-family="F1"/>
    <style:font-face style:name="Mangal1" svg:font-family="Mangal"/>
    <style:font-face style:name="Verdana1" svg:font-family="Verdana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5T19:43:27.02</meta:creation-date>
    <dc:date>2017-05-06T12:28:56.40</dc:date>
    <dc:creator>Crystal Miller</dc:creator>
    <meta:editing-duration>PT7H18M17S</meta:editing-duration>
    <meta:editing-cycles>1</meta:editing-cycles>
    <meta:generator>OpenOffice/4.1.1$Win32 OpenOffice.org_project/411m6$Build-9775</meta:generator>
    <meta:document-statistic meta:table-count="0" meta:image-count="0" meta:object-count="0" meta:page-count="1" meta:paragraph-count="12" meta:word-count="106" meta:character-count="535"/>
  </office:meta>
</office:document-meta>
</file>